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351" officeooo:paragraph-rsid="00088351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88351" officeooo:paragraph-rsid="00088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OPTIMIZER TRUCKS</text:p>
      <text:p text:style-name="P1"/>
      <text:p text:style-name="P1">A FAIRE : </text:p>
      <text:p text:style-name="P1">-définition des besoins</text:p>
      <text:p text:style-name="P1"><text:tab/>-arbre fonctionnel ;</text:p>
      <text:p text:style-name="P1"><text:tab/>-diagramme systémique ;</text:p>
      <text:p text:style-name="P1">-définition du cahier des charges</text:p>
      <text:p text:style-name="P1"><text:tab/>-triangle projets</text:p>
      <text:p text:style-name="P1">dictionnaire de données</text:p>
      <text:p text:style-name="P1">MCD</text:p>
      <text:p text:style-name="P2">modele relationnel ;</text:p>
      <text:p text:style-name="P1">Création des tables ;</text:p>
      <text:p text:style-name="P1">diagramme de class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6:29:38.212859768</meta:creation-date>
    <dc:date>2022-04-06T16:44:18.341607303</dc:date>
    <meta:editing-duration>PT4M30S</meta:editing-duration>
    <meta:editing-cycles>2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12" meta:word-count="36" meta:character-count="239" meta:non-whitespace-character-count="211"/>
  </office:meta>
</office:document-meta>
</file>